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6b3ae" officeooo:paragraph-rsid="001673f6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6b3ae" officeooo:paragraph-rsid="001733fb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673f6" officeooo:paragraph-rsid="001673f6" style:font-size-asian="12pt" style:font-size-complex="12pt"/>
    </style:style>
    <style:style style:name="P4" style:family="paragraph" style:parent-style-name="Standard">
      <style:text-properties style:font-name="Liberation Serif" fo:font-size="12pt" officeooo:rsid="002427a7" officeooo:paragraph-rsid="002427a7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733fb" officeooo:paragraph-rsid="001733fb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8d8f9" officeooo:paragraph-rsid="0018d8f9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e398b" officeooo:paragraph-rsid="001ffa1f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ffa1f" officeooo:paragraph-rsid="001ffa1f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7cdd5" officeooo:paragraph-rsid="0021ba16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800c0" officeooo:paragraph-rsid="0021ba16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21ba16" officeooo:paragraph-rsid="0021ba16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440fc0" officeooo:paragraph-rsid="00440fc0" style:font-size-asian="12pt" style:font-size-complex="12pt"/>
    </style:style>
    <style:style style:name="P13" style:family="paragraph" style:parent-style-name="Standard">
      <style:text-properties style:font-name="Liberation Serif" fo:font-size="12pt" officeooo:paragraph-rsid="00440fc0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3a8957" officeooo:paragraph-rsid="003a8957" style:font-size-asian="12pt" style:font-size-complex="12pt"/>
    </style:style>
    <style:style style:name="P15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45c19b" officeooo:paragraph-rsid="00440fc0" style:font-size-asian="12pt" style:font-size-complex="12pt"/>
    </style:style>
    <style:style style:name="P16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45c19b" officeooo:paragraph-rsid="0045c19b" style:font-size-asian="12pt" style:font-size-complex="12pt"/>
    </style:style>
    <style:style style:name="T1" style:family="text">
      <style:text-properties officeooo:rsid="001673f6"/>
    </style:style>
    <style:style style:name="T2" style:family="text">
      <style:text-properties officeooo:rsid="001733fb"/>
    </style:style>
    <style:style style:name="T3" style:family="text">
      <style:text-properties officeooo:rsid="0018d8f9"/>
    </style:style>
    <style:style style:name="T4" style:family="text">
      <style:text-properties officeooo:rsid="001c880e"/>
    </style:style>
    <style:style style:name="T5" style:family="text">
      <style:text-properties officeooo:rsid="001ffa1f"/>
    </style:style>
    <style:style style:name="T6" style:family="text">
      <style:text-properties officeooo:rsid="001800c0"/>
    </style:style>
    <style:style style:name="T7" style:family="text">
      <style:text-properties officeooo:rsid="002ba510"/>
    </style:style>
    <style:style style:name="T8" style:family="text">
      <style:text-properties officeooo:rsid="00482d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Write a <text:span text:style-name="T1">class(DB) program </text:span>to create a table, insert values, update values, delete values of the table. </text:p>
      <text:p text:style-name="P2">All database operations code write in a file<text:span text:style-name="T2">(</text:span>db_operations.py<text:span text:style-name="T2">)</text:span> and call these operations in <text:span text:style-name="T1">another</text:span> file<text:span text:style-name="T2">(</text:span> app.py<text:span text:style-name="T2">)</text:span>.</text:p>
      <text:p text:style-name="P3">In app.py create instance of the DB class and call all the methods by passing some data.</text:p>
      <text:p text:style-name="P4">Note: if you don’t have knowledge on db operations then write for file operations.</text:p>
      <text:p text:style-name="P1"/>
      <text:p text:style-name="P3">2. write a program to do registration.</text:p>
      <text:p text:style-name="P3"><text:s text:c="5"/>Write a methods in a class DB to open database connection and insert details in to database table. </text:p>
      <text:p text:style-name="P3">Write a Model parent class and implement a create method. Call a database insert method into the create <text:s/>method. Write <text:span text:style-name="T2">child </text:span>class <text:span text:style-name="T2">person for Model and override method create method and call the parent(Model) class create method in the child(person) </text:span></text:p>
      <text:p text:style-name="P5">create an instance of person class and call the create method.</text:p>
      <text:p text:style-name="P3"/>
      <text:p text:style-name="P5">3. <text:span text:style-name="T3">create a user defined datatype, and provide functionalities of addition substraction and multiplication. Create three instances(obj1,obj2,obj3) and print an output of obj1+obj2+obj3, obj1-obj2-obj3, obj1*obj2*obj3 <text:s/></text:span></text:p>
      <text:p text:style-name="P5"/>
      <text:p text:style-name="P6">4. addition, <text:span text:style-name="T8">substraction, multiplication</text:span> operation<text:span text:style-name="T8">s are</text:span> not supported by dictionary. Write a program to provide addition, substraction, and <text:s/>multiplication operations to dictionary. Write your own definition for operations.</text:p>
      <text:p text:style-name="P6"/>
      <text:p text:style-name="P6">5. write a class that can create only one object. IF create one more object <text:span text:style-name="T4">then </text:span>it should written existing object but not new. Create three instances and print id’s of the instances. All the id’s should show same address.</text:p>
      <text:p text:style-name="P6"/>
      <text:p text:style-name="P7">6. <text:span text:style-name="T5">implement class method and instance method and static method in a class with an example. Create a instance and call all the methods. Write down what is class method and instance method and static method.</text:span></text:p>
      <text:p text:style-name="P7"/>
      <text:p text:style-name="P8">7. <text:s/>write a class program to demonstrate method overloading in python using below scenario.</text:p>
      <text:p text:style-name="P9"><text:s/><text:tab/><text:span text:style-name="T6">Write a class and constructor to create an instances like below</text:span></text:p>
      <text:p text:style-name="P9"><text:tab/><text:span text:style-name="T6">a. p1 = person(id=1,name=”ashok”,age=23,sal=56787)</text:span></text:p>
      <text:p text:style-name="P9"><text:s text:c="12"/><text:span text:style-name="T6">b. p2 = person(id=2,age=24,adhar=23456)</text:span></text:p>
      <text:p text:style-name="P10"><text:tab/>c. p3 = person(id=4,pan=”brcp3456”,sal=23,age=45)<text:tab/></text:p>
      <text:p text:style-name="P11">make instance iterable and provide the operation <text:span text:style-name="T7">s</text:span>p1+p2, p1-p2. Give your own definition for the operations</text:p>
      <text:p text:style-name="P12"/>
      <text:p text:style-name="P15"/>
      <text:p text:style-name="P16"><text:s/></text:p>
      <text:p text:style-name="P13"><text:s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8:03:20.469000000</meta:creation-date>
    <dc:date>2017-02-25T10:38:12.732000000</dc:date>
    <meta:editing-duration>PT1H12M55S</meta:editing-duration>
    <meta:editing-cycles>14</meta:editing-cycles>
    <meta:generator>LibreOffice/5.2.2.2$Windows_x86 LibreOffice_project/8f96e87c890bf8fa77463cd4b640a2312823f3ad</meta:generator>
    <meta:document-statistic meta:table-count="0" meta:image-count="0" meta:object-count="0" meta:page-count="1" meta:paragraph-count="20" meta:word-count="323" meta:character-count="2132" meta:non-whitespace-character-count="1795"/>
  </office:meta>
</office:document-meta>
</file>